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fc0cc" officeooo:paragraph-rsid="000fc0cc"/>
    </style:style>
    <style:style style:name="P2" style:family="paragraph" style:parent-style-name="Text_20_body">
      <style:text-properties officeooo:rsid="000fc0cc" officeooo:paragraph-rsid="000fc0cc"/>
    </style:style>
    <style:style style:name="P3" style:family="paragraph" style:parent-style-name="Text_20_body">
      <style:text-properties officeooo:rsid="0011761e" officeooo:paragraph-rsid="0011761e"/>
    </style:style>
    <style:style style:name="P4" style:family="paragraph" style:parent-style-name="Text_20_body">
      <style:text-properties officeooo:rsid="00134699" officeooo:paragraph-rsid="00134699"/>
    </style:style>
    <style:style style:name="P5" style:family="paragraph" style:parent-style-name="Text_20_body">
      <style:text-properties officeooo:rsid="0014b8f7" officeooo:paragraph-rsid="0014b8f7"/>
    </style:style>
    <style:style style:name="P6" style:family="paragraph" style:parent-style-name="Heading_20_1">
      <style:text-properties officeooo:rsid="000fc0cc" officeooo:paragraph-rsid="000fc0cc"/>
    </style:style>
    <style:style style:name="P7" style:family="paragraph" style:parent-style-name="Heading_20_1">
      <style:text-properties officeooo:rsid="0011761e" officeooo:paragraph-rsid="0011761e"/>
    </style:style>
    <style:style style:name="T1" style:family="text">
      <style:text-properties officeooo:rsid="001346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Referaatti: Ohjelmistotuotantomenetelmien kehittyminen 1950-luvulta nykypäivään</text:h>
      <text:p text:style-name="P2">Lauri Suomalainen, kandidaatintutkielma, HY TKTL, 2.2.2014</text:p>
      <text:p text:style-name="P2">Kronologinen käsittely</text:p>
      <text:p text:style-name="P2">Määritelmiä, erit. software engineering → ohjelmistotuotanto</text:p>
      <text:p text:style-name="P2">1940-50: Ohjelmoinnin merkitys vähäinen</text:p>
      <text:p text:style-name="P2">Ohjelmistokriisi: NATO-kokous 1986</text:p>
      <text:p text:style-name="P2">Perinteiset menetelmät: Vesiputousmalli – toisiaan seuraavat työvaiheet – ongelmia</text:p>
      <text:p text:style-name="P2">Inkrementaaliset ja iteratiiviset: (XP – RAD) – spiraali – RUP – arviointia</text:p>
      <text:p text:style-name="P3">Ketterät – Agile Manifesto – Scrum – arviointia</text:p>
      <text:p text:style-name="P3">Nykytila ja tulevaisuus – ketterät 30-80%</text:p>
      <text:h text:style-name="P7" text:outline-level="1">Referaatti: Ryhmätyö ohjelmistokehityksessä</text:h>
      <text:p text:style-name="P3">Kenny Heinonen, kandidaatintutkielma. HY TKTL, 24.5.2013</text:p>
      <text:p text:style-name="P3">Ryhmätyöskentelyn merkitys – <text:span text:style-name="T1">yhteistyö – kommunikointi – merkitys kasvanut – mukaan prosessimalleihin</text:span></text:p>
      <text:p text:style-name="P4">XP – Scrum – ryhmätyöominaisuudet</text:p>
      <text:p text:style-name="P4">Ketterät – yhteistyö – ryhmätyö merkittävässä asemassa – keskustelu kasvokkain</text:p>
      <text:p text:style-name="P4">XP – kommunikointi, ryhmätyöskentely – yhteinen tila – asiakas paikan päälle – pariohjelmointi – laatu – oppiminen – kokoukset </text:p>
      <text:p text:style-name="P4">Scrum – tiimi arvioi – itseorganisoituva – palaverit</text:p>
      <text:p text:style-name="P4">Persoonallisuuden vaikutus – Myers-Brigg (hmm) – hyvä ja huono kehittäjä – persoonallisuudet vs kehitysvaiheet – tutkimuksia</text:p>
      <text:p text:style-name="P5">Taitojen parantaminen – harjoituksia</text:p>
      <text:p text:style-name="P5">Yhteenveto – ryhmätyö tärkeää – pitää opetella – persoona vaikuttaa – eri luonteenpiirteet hyödyllisiä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c0cc" officeooo:paragraph-rsid="000fc0c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OHTU <text:tab/>Viikko 7 laskarit<text:tab/>Riku Kalin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5-05T08:34:31.417749000</meta:creation-date>
    <dc:date>2017-05-05T09:09:29.565197000</dc:date>
    <dc:creator>Riku Kalinen</dc:creator>
    <meta:editing-duration>PT3M7S</meta:editing-duration>
    <meta:editing-cycles>1</meta:editing-cycles>
    <meta:document-statistic meta:table-count="0" meta:image-count="0" meta:object-count="0" meta:page-count="1" meta:paragraph-count="21" meta:word-count="126" meta:character-count="1326" meta:non-whitespace-character-count="1180"/>
    <meta:generator>LibreOffice/5.1.4.2$MacOSX_X86_64 LibreOffice_project/f99d75f39f1c57ebdd7ffc5f42867c12031db97a</meta:generator>
  </office:meta>
</office:document-meta>
</file>